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bold" officeooo:rsid="000e5c8e" officeooo:paragraph-rsid="000e5c8e" style:font-weight-asian="bold" style:font-weight-complex="bold"/>
    </style:style>
    <style:style style:name="P2" style:family="paragraph" style:parent-style-name="Text_20_body">
      <style:text-properties style:text-underline-style="none" fo:font-weight="normal" officeooo:rsid="000e5c8e" officeooo:paragraph-rsid="000e5c8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talled curl</text:p>
      <text:p text:style-name="Standard">Netzwerkbrücke eingerichtet</text:p>
      <text:p text:style-name="Standard">sudo apt update </text:p>
      <text:p text:style-name="Standard">sudo apt install apache2</text:p>
      <text:p text:style-name="Standard">hostname -I -&gt; Prüfen ob die seite funktioniert</text:p>
      <text:p text:style-name="Standard">https://www.digitalocean.com/community/tutorials/how-to-install-the-apache-web-server-on-ubuntu-20-04-de</text:p>
      <text:p text:style-name="Standard"/>
      <text:p text:style-name="Standard">samba</text:p>
      <text:p text:style-name="Standard"><text:tab/>sudo apt update</text:p>
      <text:p text:style-name="Standard"><text:tab/>sudo apt install samba</text:p>
      <text:p text:style-name="Standard"/>
      <text:p text:style-name="P1">Quellenverzeichnis</text:p>
      <text:p text:style-name="P2"><text:a xlink:type="simple" xlink:href="https://www.digitalocean.com/community/tutorials/how-to-install-the-apache-web-server-on-ubuntu-20-04-de" text:style-name="Internet_20_link" text:visited-style-name="Visited_20_Internet_20_Link">https://www.digitalocean.com/community/tutorials/how-to-install-the-apache-web-server-on-ubuntu-20-04-de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obin </meta:initial-creator>
    <meta:creation-date>2021-06-02T14:10:15.502000000</meta:creation-date>
    <dc:date>2021-06-02T14:15:35.398000000</dc:date>
    <dc:creator>Robin </dc:creator>
    <meta:editing-duration>PT5M20S</meta:editing-duration>
    <meta:editing-cycles>1</meta:editing-cycles>
    <meta:document-statistic meta:table-count="0" meta:image-count="0" meta:object-count="0" meta:page-count="1" meta:paragraph-count="11" meta:word-count="30" meta:character-count="398" meta:non-whitespace-character-count="376"/>
    <meta:generator>LibreOffice/7.1.2.2$Windows_X86_64 LibreOffice_project/8a45595d069ef5570103caea1b71cc9d82b2aae4</meta:generator>
  </office:meta>
</office:document-meta>
</file>